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076cm" draw:marker-end-width="0.076cm" draw:fill="none" draw:fill-color="#ffffff" fo:min-height="1.413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false" fo:min-height="1.909cm" fo:min-width="0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false" fo:min-height="0.589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false" fo:min-height="0.534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false" fo:min-height="1.528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false" fo:min-height="2.083cm" fo:min-width="0cm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false" fo:min-height="1.416cm" fo:min-width="0cm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false" fo:min-height="0.335cm" fo:min-width="0cm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false" fo:min-height="1.474cm" fo:min-width="0cm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false" fo:min-height="0.916cm" fo:min-width="0cm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false" fo:min-height="0.585cm" fo:min-width="0cm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false" fo:min-height="1.097cm" fo:min-width="0cm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svg:stroke-width="0.051cm" draw:marker-start-width="0.076cm" draw:marker-end-width="0.076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stroke="solid" svg:stroke-width="0.051cm" draw:marker-start-width="0.076cm" draw:marker-end="" draw:marker-end-width="0.076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false" fo:min-height="2.134cm" fo:min-width="0cm" fo:padding-top="0.15cm" fo:padding-bottom="0.15cm" fo:padding-left="0.275cm" fo:padding-right="0.275cm"/>
    </style:style>
    <style:style style:name="gr17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false" fo:min-height="1.347cm" fo:min-width="0cm" fo:padding-top="0.15cm" fo:padding-bottom="0.15cm" fo:padding-left="0.275cm" fo:padding-right="0.275cm"/>
    </style:style>
    <style:style style:name="gr18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false" fo:min-height="1.655cm" fo:min-width="0cm" fo:padding-top="0.15cm" fo:padding-bottom="0.15cm" fo:padding-left="0.275cm" fo:padding-right="0.275cm"/>
    </style:style>
    <style:style style:name="gr19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false" fo:min-height="0.839cm" fo:min-width="0cm" fo:padding-top="0.15cm" fo:padding-bottom="0.15cm" fo:padding-left="0.275cm" fo:padding-right="0.275cm"/>
    </style:style>
    <style:style style:name="gr20" style:family="graphic" style:parent-style-name="standard">
      <style:graphic-properties draw:stroke="solid" svg:stroke-width="0.051cm" svg:stroke-color="#000000" draw:marker-start-width="0.076cm" draw:marker-end-width="0.076cm" draw:fill="none" draw:fill-color="#ffffff" draw:textarea-horizontal-align="left" draw:auto-grow-height="true" draw:auto-grow-width="false" fo:min-height="0cm" fo:min-width="0cm" fo:padding-top="0.15cm" fo:padding-bottom="0.15cm" fo:padding-left="0.275cm" fo:padding-right="0.275cm"/>
    </style:style>
    <style:style style:name="gr21" style:family="graphic" style:parent-style-name="objectwithoutfill">
      <style:graphic-properties draw:stroke="solid" svg:stroke-width="0.051cm" draw:marker-start-width="0.152cm" draw:marker-end-width="0.152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solid" svg:stroke-width="0.051cm" svg:stroke-color="#000000" draw:marker-start-width="0.152cm" draw:marker-end-width="0.152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3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2" draw:id="id12" draw:layer="layout" svg:width="3.302cm" svg:height="1.723cm" svg:x="6.461cm" svg:y="6.842cm">
          <draw:text-box>
            <text:p>Blood glucose</text:p>
          </draw:text-box>
        </draw:frame>
        <draw:frame draw:style-name="gr2" draw:text-style-name="P1" xml:id="id4" draw:id="id4" draw:layer="layout" svg:width="3.122cm" svg:height="2.209cm" svg:x="9.967cm" svg:y="2.208cm">
          <draw:text-box>
            <text:p>Glucose digestion</text:p>
          </draw:text-box>
        </draw:frame>
        <draw:frame draw:style-name="gr3" draw:text-style-name="P1" xml:id="id1" draw:id="id1" draw:layer="layout" svg:width="5.268cm" svg:height="1.012cm" svg:x="13.954cm" svg:y="2.147cm">
          <draw:text-box>
            <text:p>Protein digestion</text:p>
          </draw:text-box>
        </draw:frame>
        <draw:frame draw:style-name="gr3" draw:text-style-name="P1" xml:id="id3" draw:id="id3" draw:layer="layout" svg:width="1.678cm" svg:height="1.012cm" svg:x="8.72cm" svg:y="1.004cm">
          <draw:text-box>
            <text:p>Diet</text:p>
          </draw:text-box>
        </draw:frame>
        <draw:frame draw:style-name="gr3" draw:text-style-name="P1" xml:id="id2" draw:id="id2" draw:layer="layout" svg:width="4.18cm" svg:height="1.012cm" svg:x="19.553cm" svg:y="1cm">
          <draw:text-box>
            <text:p>Fat digestion</text:p>
          </draw:text-box>
        </draw:frame>
        <draw:frame draw:style-name="gr4" draw:text-style-name="P1" xml:id="id13" draw:id="id13" draw:layer="layout" svg:width="3.643cm" svg:height="1.012cm" svg:x="15.264cm" svg:y="4.556cm">
          <draw:text-box>
            <text:p>Glucolysis</text:p>
          </draw:text-box>
        </draw:frame>
        <draw:frame draw:style-name="gr3" draw:text-style-name="P1" xml:id="id10" draw:id="id10" draw:layer="layout" svg:width="2.631cm" svg:height="1.012cm" svg:x="25.801cm" svg:y="5.445cm">
          <draw:text-box>
            <text:p>Ketosis</text:p>
          </draw:text-box>
        </draw:frame>
        <draw:frame draw:style-name="gr3" draw:text-style-name="P1" xml:id="id5" draw:id="id5" draw:layer="layout" svg:width="4.565cm" svg:height="1.012cm" svg:x="21.835cm" svg:y="18.657cm">
          <draw:text-box>
            <text:p>Blood ketones</text:p>
          </draw:text-box>
        </draw:frame>
        <draw:frame draw:style-name="gr5" draw:text-style-name="P1" xml:id="id6" draw:id="id6" draw:layer="layout" svg:width="4.953cm" svg:height="1.012cm" svg:x="6.969cm" svg:y="18.653cm">
          <draw:text-box>
            <text:p>Breath ketones</text:p>
          </draw:text-box>
        </draw:frame>
        <draw:frame draw:style-name="gr6" draw:text-style-name="P1" xml:id="id11" draw:id="id11" draw:layer="layout" svg:width="2.921cm" svg:height="2.434cm" svg:x="7.604cm" svg:y="9.255cm">
          <draw:text-box>
            <text:p>Liver glucose dump</text:p>
          </draw:text-box>
        </draw:frame>
        <draw:frame draw:style-name="gr3" draw:text-style-name="P1" xml:id="id7" draw:id="id7" draw:layer="layout" svg:width="2.982cm" svg:height="1.012cm" svg:x="2.651cm" svg:y="17.514cm">
          <draw:text-box>
            <text:p>Exercise</text:p>
          </draw:text-box>
        </draw:frame>
        <draw:frame draw:style-name="gr7" draw:text-style-name="P1" xml:id="id19" draw:id="id19" draw:layer="layout" svg:width="2.794cm" svg:height="2.434cm" svg:x="2.143cm" svg:y="13.192cm">
          <draw:text-box>
            <text:p>Muscle glucose intake</text:p>
          </draw:text-box>
        </draw:frame>
        <draw:frame draw:style-name="gr8" draw:text-style-name="P1" xml:id="id18" draw:id="id18" draw:layer="layout" svg:width="2.868cm" svg:height="1.723cm" svg:x="21.881cm" svg:y="8.548cm">
          <draw:text-box>
            <text:p>Energy balance</text:p>
          </draw:text-box>
        </draw:frame>
        <draw:frame draw:style-name="gr9" draw:text-style-name="P1" xml:id="id23" draw:id="id23" draw:layer="layout" svg:width="2.413cm" svg:height="1.723cm" svg:x="16.24cm" svg:y="16.549cm">
          <draw:text-box>
            <text:p>Water weight</text:p>
          </draw:text-box>
        </draw:frame>
        <draw:frame draw:style-name="gr10" draw:text-style-name="P1" xml:id="id8" draw:id="id8" draw:layer="layout" svg:width="2.667cm" svg:height="1.774cm" svg:x="20.939cm" svg:y="11.541cm">
          <draw:text-box>
            <text:p>Muscle mass</text:p>
          </draw:text-box>
        </draw:frame>
        <draw:frame draw:style-name="gr11" draw:text-style-name="P1" xml:id="id22" draw:id="id22" draw:layer="layout" svg:width="2.794cm" svg:height="1.216cm" svg:x="20.685cm" svg:y="16.621cm">
          <draw:text-box>
            <text:p>Weight</text:p>
          </draw:text-box>
        </draw:frame>
        <draw:frame draw:style-name="gr3" draw:text-style-name="P1" xml:id="id14" draw:id="id14" draw:layer="layout" svg:width="4.138cm" svg:height="1.012cm" svg:x="3.339cm" svg:y="9.894cm">
          <draw:text-box>
            <text:p>Blood insulin</text:p>
          </draw:text-box>
        </draw:frame>
        <draw:frame draw:style-name="gr10" draw:text-style-name="P1" xml:id="id16" draw:id="id16" draw:layer="layout" svg:width="3.58cm" svg:height="2.434cm" svg:x="4.532cm" svg:y="1.487cm">
          <draw:text-box>
            <text:p>Pancreas insulin production</text:p>
          </draw:text-box>
        </draw:frame>
        <draw:frame draw:style-name="gr2" draw:text-style-name="P1" xml:id="id17" draw:id="id17" draw:layer="layout" svg:width="2.843cm" svg:height="2.434cm" svg:x="2.602cm" svg:y="4.556cm">
          <draw:text-box>
            <text:p>Insulin granule storage</text:p>
          </draw:text-box>
        </draw:frame>
        <draw:frame draw:style-name="gr3" draw:text-style-name="P1" xml:id="id15" draw:id="id15" draw:layer="layout" svg:width="2.626cm" svg:height="1.012cm" svg:x="7.096cm" svg:y="4.433cm">
          <draw:text-box>
            <text:p>Hunger</text:p>
          </draw:text-box>
        </draw:frame>
        <draw:frame draw:style-name="gr12" draw:text-style-name="P1" xml:id="id25" draw:id="id25" draw:layer="layout" svg:width="4.138cm" svg:height="1.723cm" svg:x="11.287cm" svg:y="15.605cm">
          <draw:text-box>
            <text:p>Energy expenditure</text:p>
          </draw:text-box>
        </draw:frame>
        <draw:frame draw:style-name="gr13" draw:text-style-name="P1" xml:id="id9" draw:id="id9" draw:layer="layout" svg:width="2.159cm" svg:height="1.723cm" svg:x="23.987cm" svg:y="11.795cm">
          <draw:text-box>
            <text:p>Fat mass</text:p>
          </draw:text-box>
        </draw:frame>
        <draw:connector draw:style-name="gr14" draw:text-style-name="P2" draw:layer="layout" draw:type="line" svg:x1="16.588cm" svg:y1="2.147cm" svg:x2="19.553cm" svg:y2="1.506cm" draw:start-shape="id1" draw:start-glue-point="0" draw:end-shape="id2" draw:end-glue-point="3" svg:d="M16588 2147l2965-641" svg:viewBox="0 0 2966 642">
          <text:p/>
        </draw:connector>
        <draw:connector draw:style-name="gr15" draw:text-style-name="P2" draw:layer="layout" draw:type="line" svg:x1="10.398cm" svg:y1="1.51cm" svg:x2="19.553cm" svg:y2="1.506cm" draw:start-shape="id3" draw:start-glue-point="1" draw:end-shape="id2" draw:end-glue-point="3" svg:d="M10398 1510l9155-4" svg:viewBox="0 0 9156 5">
          <text:p/>
        </draw:connector>
        <draw:connector draw:style-name="gr14" draw:text-style-name="P2" draw:layer="layout" draw:type="line" svg:x1="13.954cm" svg:y1="2.653cm" svg:x2="13.089cm" svg:y2="3.312cm" draw:start-shape="id1" draw:start-glue-point="3" draw:end-shape="id4" draw:end-glue-point="1" svg:d="M13954 2653l-865 659" svg:viewBox="0 0 866 660">
          <text:p/>
        </draw:connector>
        <draw:connector draw:style-name="gr15" draw:text-style-name="P2" draw:layer="layout" draw:type="line" svg:x1="9.559cm" svg:y1="2.016cm" svg:x2="9.967cm" svg:y2="3.312cm" draw:start-shape="id3" draw:start-glue-point="2" draw:end-shape="id4" svg:d="M9559 2016l408 1296" svg:viewBox="0 0 409 1297">
          <text:p/>
        </draw:connector>
        <draw:connector draw:style-name="gr14" draw:text-style-name="P2" draw:layer="layout" draw:type="line" svg:x1="21.835cm" svg:y1="19.163cm" svg:x2="11.922cm" svg:y2="19.159cm" draw:start-shape="id5" draw:start-glue-point="3" draw:end-shape="id6" svg:d="M21835 19163l-9913-4" svg:viewBox="0 0 9914 5">
          <text:p/>
        </draw:connector>
        <draw:connector draw:style-name="gr14" draw:text-style-name="P2" draw:layer="layout" draw:type="line" svg:x1="9.445cm" svg:y1="19.665cm" svg:x2="9.445cm" svg:y2="19.665cm" draw:start-shape="id6" draw:start-glue-point="2" draw:end-shape="id6" draw:end-glue-point="2" svg:d="M9445 19665z" svg:viewBox="0 0 1 1">
          <text:p/>
        </draw:connector>
        <draw:connector draw:style-name="gr14" draw:text-style-name="P2" draw:layer="layout" draw:type="line" svg:x1="5.633cm" svg:y1="18.02cm" svg:x2="21.835cm" svg:y2="19.163cm" draw:start-shape="id7" draw:start-glue-point="1" draw:end-shape="id5" svg:d="M5633 18020l16202 1143" svg:viewBox="0 0 16203 1144">
          <text:p/>
        </draw:connector>
        <draw:connector draw:style-name="gr14" draw:text-style-name="P2" draw:layer="layout" draw:type="line" svg:x1="23.606cm" svg:y1="12.428cm" svg:x2="23.987cm" svg:y2="12.656cm" draw:start-shape="id8" draw:start-glue-point="1" draw:end-shape="id9" draw:end-glue-point="3" svg:d="M23606 12428l381 228" svg:viewBox="0 0 382 229">
          <text:p/>
        </draw:connector>
        <draw:connector draw:style-name="gr14" draw:text-style-name="P2" draw:layer="layout" draw:type="line" svg:x1="27.116cm" svg:y1="6.457cm" svg:x2="26.4cm" svg:y2="19.163cm" draw:start-shape="id10" draw:start-glue-point="2" draw:end-shape="id5" draw:end-glue-point="1" svg:d="M27116 6457l-716 12706" svg:viewBox="0 0 717 12707">
          <text:p/>
        </draw:connector>
        <draw:connector draw:style-name="gr14" draw:text-style-name="P2" draw:layer="layout" draw:type="line" svg:x1="9.064cm" svg:y1="9.255cm" svg:x2="8.112cm" svg:y2="8.565cm" draw:start-shape="id11" draw:start-glue-point="0" draw:end-shape="id12" draw:end-glue-point="2" svg:d="M9064 9255l-952-690" svg:viewBox="0 0 953 691">
          <text:p/>
        </draw:connector>
        <draw:connector draw:style-name="gr14" draw:text-style-name="P2" draw:layer="layout" draw:type="line" svg:x1="15.264cm" svg:y1="5.062cm" svg:x2="9.763cm" svg:y2="7.703cm" draw:start-shape="id13" draw:end-shape="id12" draw:end-glue-point="1" svg:d="M15264 5062l-5501 2641" svg:viewBox="0 0 5502 2642">
          <text:p/>
        </draw:connector>
        <draw:connector draw:style-name="gr14" draw:text-style-name="P2" draw:layer="layout" draw:type="line" svg:x1="8.112cm" svg:y1="8.565cm" svg:x2="5.408cm" svg:y2="9.894cm" draw:start-shape="id12" draw:start-glue-point="2" draw:end-shape="id14" draw:end-glue-point="0" svg:d="M8112 8565l-2704 1329" svg:viewBox="0 0 2705 1330">
          <text:p/>
        </draw:connector>
        <draw:connector draw:style-name="gr14" draw:text-style-name="P2" draw:layer="layout" draw:type="line" svg:x1="8.112cm" svg:y1="6.842cm" svg:x2="8.409cm" svg:y2="5.445cm" draw:start-shape="id12" draw:start-glue-point="0" draw:end-shape="id15" draw:end-glue-point="2" svg:d="M8112 6842l297-1397" svg:viewBox="0 0 298 1398">
          <text:p/>
        </draw:connector>
        <draw:connector draw:style-name="gr14" draw:text-style-name="P2" draw:layer="layout" draw:type="line" svg:x1="6.322cm" svg:y1="3.921cm" svg:x2="5.408cm" svg:y2="9.894cm" draw:start-shape="id16" draw:start-glue-point="2" draw:end-shape="id14" draw:end-glue-point="0" svg:d="M6322 3921l-914 5973" svg:viewBox="0 0 915 5974">
          <text:p/>
        </draw:connector>
        <draw:connector draw:style-name="gr14" draw:text-style-name="P2" draw:layer="layout" draw:type="line" svg:x1="4.023cm" svg:y1="6.99cm" svg:x2="5.408cm" svg:y2="9.894cm" draw:start-shape="id17" draw:start-glue-point="2" draw:end-shape="id14" draw:end-glue-point="0" svg:d="M4023 6990l1385 2904" svg:viewBox="0 0 1386 2905">
          <text:p/>
        </draw:connector>
        <draw:frame draw:style-name="gr16" draw:text-style-name="P1" xml:id="id26" draw:id="id26" draw:layer="layout" svg:width="2.794cm" svg:height="2.434cm" svg:x="11.033cm" svg:y="8.472cm">
          <draw:text-box>
            <text:p>Brain glucose need</text:p>
          </draw:text-box>
        </draw:frame>
        <draw:connector draw:style-name="gr14" draw:text-style-name="P2" draw:layer="layout" draw:type="line" svg:x1="25.066cm" svg:y1="11.795cm" svg:x2="23.315cm" svg:y2="10.271cm" draw:start-shape="id9" draw:start-glue-point="0" draw:end-shape="id18" draw:end-glue-point="2" svg:d="M25066 11795l-1751-1524" svg:viewBox="0 0 1752 1525">
          <text:p/>
        </draw:connector>
        <draw:connector draw:style-name="gr14" draw:text-style-name="P2" draw:layer="layout" draw:type="line" svg:x1="16.588cm" svg:y1="3.159cm" svg:x2="17.085cm" svg:y2="4.556cm" draw:start-shape="id1" draw:end-shape="id13" draw:end-glue-point="0" svg:d="M16588 3159l497 1397" svg:viewBox="0 0 498 1398">
          <text:p/>
        </draw:connector>
        <draw:frame draw:style-name="gr17" draw:text-style-name="P1" xml:id="id27" draw:id="id27" draw:layer="layout" svg:width="3.86cm" svg:height="3.145cm" svg:x="14.183cm" svg:y="8.347cm">
          <draw:text-box>
            <text:p>Basal (minus brain) metabolism</text:p>
          </draw:text-box>
        </draw:frame>
        <draw:connector draw:style-name="gr14" draw:text-style-name="P2" draw:layer="layout" draw:type="line" svg:x1="7.477cm" svg:y1="10.4cm" svg:x2="7.604cm" svg:y2="10.472cm" draw:start-shape="id14" draw:start-glue-point="1" draw:end-shape="id11" svg:d="M7477 10400l127 72" svg:viewBox="0 0 128 73">
          <text:p/>
        </draw:connector>
        <draw:connector draw:style-name="gr14" draw:text-style-name="P2" draw:layer="layout" draw:type="line" svg:x1="5.408cm" svg:y1="10.906cm" svg:x2="3.54cm" svg:y2="13.192cm" draw:start-shape="id14" draw:start-glue-point="2" draw:end-shape="id19" draw:end-glue-point="0" svg:d="M5408 10906l-1868 2286" svg:viewBox="0 0 1869 2287">
          <text:p/>
        </draw:connector>
        <draw:connector draw:style-name="gr14" draw:text-style-name="P2" draw:layer="layout" draw:type="line" svg:x1="8.409cm" svg:y1="4.433cm" svg:x2="8.72cm" svg:y2="1.51cm" draw:start-shape="id15" draw:start-glue-point="0" draw:end-shape="id3" draw:end-glue-point="3" svg:d="M8409 4433l311-2923" svg:viewBox="0 0 312 2924">
          <text:p/>
        </draw:connector>
        <draw:connector draw:style-name="gr14" draw:text-style-name="P2" draw:layer="layout" draw:type="line" svg:x1="4.142cm" svg:y1="17.514cm" svg:x2="3.54cm" svg:y2="15.626cm" draw:start-shape="id7" draw:start-glue-point="0" draw:end-shape="id19" draw:end-glue-point="2" svg:d="M4142 17514l-602-1888" svg:viewBox="0 0 603 1889">
          <text:p/>
        </draw:connector>
        <draw:frame draw:style-name="gr18" draw:text-style-name="P1" xml:id="id20" draw:id="id20" draw:layer="layout" svg:width="3.605cm" svg:height="2.434cm" svg:x="6.08cm" svg:y="12.282cm">
          <draw:text-box>
            <text:p>Liver insulin resistance</text:p>
          </draw:text-box>
        </draw:frame>
        <draw:connector draw:style-name="gr14" draw:text-style-name="P2" draw:layer="layout" draw:type="line" svg:x1="5.408cm" svg:y1="10.906cm" svg:x2="6.08cm" svg:y2="13.499cm" draw:start-shape="id14" draw:start-glue-point="2" draw:end-shape="id20" draw:end-glue-point="3" svg:d="M5408 10906l672 2593" svg:viewBox="0 0 673 2594">
          <text:p/>
        </draw:connector>
        <draw:connector draw:style-name="gr14" draw:text-style-name="P2" draw:layer="layout" draw:type="line" svg:x1="7.882cm" svg:y1="12.282cm" svg:x2="9.064cm" svg:y2="11.689cm" draw:start-shape="id20" draw:start-glue-point="0" draw:end-shape="id11" draw:end-glue-point="2" svg:d="M7882 12282l1182-593" svg:viewBox="0 0 1183 594">
          <text:p/>
        </draw:connector>
        <draw:connector draw:style-name="gr14" draw:text-style-name="P2" draw:layer="layout" draw:type="line" svg:x1="4.142cm" svg:y1="18.526cm" svg:x2="6.969cm" svg:y2="19.159cm" draw:start-shape="id7" draw:start-glue-point="2" draw:end-shape="id6" draw:end-glue-point="3" svg:d="M4142 18526l2827 633" svg:viewBox="0 0 2828 634">
          <text:p/>
        </draw:connector>
        <draw:connector draw:style-name="gr14" draw:text-style-name="P2" draw:layer="layout" draw:type="line" svg:x1="4.023cm" svg:y1="4.556cm" svg:x2="4.532cm" svg:y2="2.704cm" draw:start-shape="id17" draw:start-glue-point="0" draw:end-shape="id16" svg:d="M4023 4556l509-1852" svg:viewBox="0 0 510 1853">
          <text:p/>
        </draw:connector>
        <draw:frame draw:style-name="gr19" draw:text-style-name="P1" xml:id="id21" draw:id="id21" draw:layer="layout" svg:width="2.389cm" svg:height="1.723cm" svg:x="21.09cm" svg:y="13.628cm">
          <draw:text-box>
            <text:p>Stable mass</text:p>
          </draw:text-box>
        </draw:frame>
        <draw:connector draw:style-name="gr14" draw:text-style-name="P2" draw:layer="layout" draw:type="line" svg:x1="22.272cm" svg:y1="13.315cm" svg:x2="22.284cm" svg:y2="13.628cm" draw:start-shape="id8" draw:start-glue-point="2" draw:end-shape="id21" draw:end-glue-point="0" svg:d="M22272 13315l12 313" svg:viewBox="0 0 13 314">
          <text:p/>
        </draw:connector>
        <draw:connector draw:style-name="gr14" draw:text-style-name="P2" draw:layer="layout" draw:type="line" svg:x1="23.987cm" svg:y1="12.656cm" svg:x2="23.479cm" svg:y2="14.489cm" draw:start-shape="id9" draw:start-glue-point="3" draw:end-shape="id21" draw:end-glue-point="1" svg:d="M23987 12656l-508 1833" svg:viewBox="0 0 509 1834">
          <text:p/>
        </draw:connector>
        <draw:connector draw:style-name="gr14" draw:text-style-name="P2" draw:layer="layout" draw:type="line" svg:x1="22.284cm" svg:y1="15.351cm" svg:x2="22.082cm" svg:y2="16.621cm" draw:start-shape="id21" draw:start-glue-point="2" draw:end-shape="id22" draw:end-glue-point="0" svg:d="M22284 15351l-202 1270" svg:viewBox="0 0 203 1271">
          <text:p/>
        </draw:connector>
        <draw:connector draw:style-name="gr14" draw:text-style-name="P2" draw:layer="layout" draw:type="line" svg:x1="22.284cm" svg:y1="15.351cm" svg:x2="18.653cm" svg:y2="17.41cm" draw:start-shape="id21" draw:start-glue-point="2" draw:end-shape="id23" draw:end-glue-point="1" svg:d="M22284 15351l-3631 2059" svg:viewBox="0 0 3632 2060">
          <text:p/>
        </draw:connector>
        <draw:connector draw:style-name="gr14" draw:text-style-name="P2" draw:layer="layout" draw:type="line" svg:x1="20.685cm" svg:y1="17.229cm" svg:x2="18.653cm" svg:y2="17.41cm" draw:start-shape="id22" draw:start-glue-point="3" draw:end-shape="id23" draw:end-glue-point="1" svg:d="M20685 17229l-2032 181" svg:viewBox="0 0 2033 182">
          <text:p/>
        </draw:connector>
        <draw:connector draw:style-name="gr14" draw:text-style-name="P2" draw:layer="layout" draw:type="line" svg:x1="26.146cm" svg:y1="12.656cm" svg:x2="27.116cm" svg:y2="6.457cm" draw:start-shape="id9" draw:start-glue-point="1" draw:end-shape="id10" draw:end-glue-point="2" svg:d="M26146 12656l970-6199" svg:viewBox="0 0 971 6200">
          <text:p/>
        </draw:connector>
        <draw:frame draw:style-name="gr20" draw:text-style-name="P1" xml:id="id24" draw:id="id24" draw:layer="layout" svg:width="5.23cm" svg:height="1.012cm" svg:x="17.487cm" svg:y="7.096cm">
          <draw:text-box>
            <text:p>Energy available</text:p>
          </draw:text-box>
        </draw:frame>
        <draw:connector draw:style-name="gr14" draw:text-style-name="P2" draw:layer="layout" draw:type="line" svg:x1="21.881cm" svg:y1="9.409cm" svg:x2="20.102cm" svg:y2="8.108cm" draw:start-shape="id18" draw:start-glue-point="3" draw:end-shape="id24" draw:end-glue-point="2" svg:d="M21881 9409l-1779-1301" svg:viewBox="0 0 1780 1302">
          <text:p/>
        </draw:connector>
        <draw:connector draw:style-name="gr14" draw:text-style-name="P2" draw:layer="layout" draw:type="line" svg:x1="21.881cm" svg:y1="9.409cm" svg:x2="15.425cm" svg:y2="16.466cm" draw:start-shape="id18" draw:start-glue-point="3" draw:end-shape="id25" svg:d="M21881 9409l-6456 7057" svg:viewBox="0 0 6457 7058">
          <text:p/>
        </draw:connector>
        <draw:connector draw:style-name="gr21" draw:text-style-name="P2" draw:layer="layout" draw:type="line" svg:x1="22.717cm" svg:y1="7.602cm" svg:x2="25.801cm" svg:y2="5.951cm" draw:start-shape="id24" draw:start-glue-point="1" draw:end-shape="id10" draw:end-glue-point="3" svg:d="M22717 7602l3084-1651" svg:viewBox="0 0 3085 1652">
          <text:p/>
        </draw:connector>
        <draw:connector draw:style-name="gr21" draw:text-style-name="P2" draw:layer="layout" draw:type="line" svg:x1="15.425cm" svg:y1="16.466cm" svg:x2="20.102cm" svg:y2="8.108cm" draw:start-shape="id25" draw:start-glue-point="1" draw:end-shape="id24" draw:end-glue-point="2" svg:d="M15425 16466l4677-8358" svg:viewBox="0 0 4678 8359">
          <text:p/>
        </draw:connector>
        <draw:connector draw:style-name="gr21" draw:text-style-name="P2" draw:layer="layout" draw:type="line" svg:x1="23.733cm" svg:y1="1.506cm" svg:x2="27.116cm" svg:y2="5.445cm" draw:start-shape="id2" draw:start-glue-point="1" draw:end-shape="id10" draw:end-glue-point="0" svg:d="M23733 1506l3383 3939" svg:viewBox="0 0 3384 3940">
          <text:p/>
        </draw:connector>
        <draw:connector draw:style-name="gr21" draw:text-style-name="P2" draw:layer="layout" draw:type="line" svg:x1="12.43cm" svg:y1="8.472cm" svg:x2="17.085cm" svg:y2="5.568cm" draw:start-shape="id26" draw:start-glue-point="0" draw:end-shape="id13" draw:end-glue-point="2" svg:d="M12430 8472l4655-2904" svg:viewBox="0 0 4656 2905">
          <text:p/>
        </draw:connector>
        <draw:connector draw:style-name="gr21" draw:text-style-name="P2" draw:layer="layout" draw:type="line" svg:x1="24.749cm" svg:y1="9.409cm" svg:x2="27.116cm" svg:y2="6.457cm" draw:start-shape="id18" draw:start-glue-point="1" draw:end-shape="id10" draw:end-glue-point="2" svg:d="M24749 9409l2367-2952" svg:viewBox="0 0 2368 2953">
          <text:p/>
        </draw:connector>
        <draw:frame draw:style-name="gr22" draw:text-style-name="P1" xml:id="id28" draw:id="id28" draw:layer="layout" svg:width="5.552cm" svg:height="1.012cm" svg:x="10.271cm" svg:y="13.192cm">
          <draw:text-box>
            <text:p>Basal metabolism</text:p>
          </draw:text-box>
        </draw:frame>
        <draw:connector draw:style-name="gr23" draw:text-style-name="P2" draw:layer="layout" draw:type="line" svg:x1="13.827cm" svg:y1="9.689cm" svg:x2="14.183cm" svg:y2="9.919cm" draw:start-shape="id26" draw:start-glue-point="1" draw:end-shape="id27" draw:end-glue-point="3" svg:d="M13827 9689l356 230" svg:viewBox="0 0 357 231">
          <text:p/>
        </draw:connector>
        <draw:connector draw:style-name="gr23" draw:text-style-name="P2" draw:layer="layout" draw:type="line" svg:x1="13.047cm" svg:y1="13.192cm" svg:x2="16.113cm" svg:y2="11.492cm" draw:start-shape="id28" draw:start-glue-point="0" draw:end-shape="id27" draw:end-glue-point="2" svg:d="M13047 13192l3066-1700" svg:viewBox="0 0 3067 1701">
          <text:p/>
        </draw:connector>
        <draw:connector draw:style-name="gr23" draw:text-style-name="P2" draw:layer="layout" draw:type="line" svg:x1="12.43cm" svg:y1="10.906cm" svg:x2="13.047cm" svg:y2="13.192cm" draw:start-shape="id26" draw:start-glue-point="2" draw:end-shape="id28" svg:d="M12430 10906l617 2286" svg:viewBox="0 0 618 2287">
          <text:p/>
        </draw:connector>
        <draw:connector draw:style-name="gr23" draw:text-style-name="P2" draw:layer="layout" draw:type="line" svg:x1="5.633cm" svg:y1="18.02cm" svg:x2="11.287cm" svg:y2="16.466cm" draw:start-shape="id7" draw:start-glue-point="1" draw:end-shape="id25" draw:end-glue-point="3" svg:d="M5633 18020l5654-1554" svg:viewBox="0 0 5655 1555">
          <text:p/>
        </draw:connector>
        <draw:connector draw:style-name="gr23" draw:text-style-name="P2" draw:layer="layout" draw:type="line" svg:x1="13.047cm" svg:y1="14.204cm" svg:x2="13.356cm" svg:y2="15.605cm" draw:start-shape="id28" draw:start-glue-point="2" draw:end-shape="id25" svg:d="M13047 14204l309 1401" svg:viewBox="0 0 310 1402">
          <text:p/>
        </draw:connector>
        <draw:connector draw:style-name="gr23" draw:text-style-name="P2" draw:layer="layout" draw:type="line" svg:x1="5.633cm" svg:y1="18.02cm" svg:x2="13.047cm" svg:y2="14.204cm" draw:start-shape="id7" draw:start-glue-point="1" draw:end-shape="id28" draw:end-glue-point="2" svg:d="M5633 18020l7414-3816" svg:viewBox="0 0 7415 3817">
          <text:p/>
        </draw:connector>
        <draw:connector draw:style-name="gr23" draw:text-style-name="P2" draw:layer="layout" draw:type="line" svg:x1="5.408cm" svg:y1="10.906cm" svg:x2="5.633cm" svg:y2="18.02cm" draw:start-shape="id14" draw:start-glue-point="2" draw:end-shape="id7" svg:d="M5408 10906l225 7114" svg:viewBox="0 0 226 7115">
          <text:p/>
        </draw:connector>
        <draw:connector draw:style-name="gr23" draw:text-style-name="P2" draw:layer="layout" draw:type="line" svg:x1="9.763cm" svg:y1="7.703cm" svg:x2="11.033cm" svg:y2="9.689cm" draw:start-shape="id12" draw:start-glue-point="1" draw:end-shape="id26" svg:d="M9763 7703l1270 1986" svg:viewBox="0 0 1271 1987">
          <text:p/>
        </draw:connector>
        <draw:connector draw:style-name="gr23" draw:text-style-name="P2" draw:layer="layout" draw:type="line" svg:x1="20.102cm" svg:y1="7.096cm" svg:x2="18.907cm" svg:y2="5.062cm" draw:start-shape="id24" draw:start-glue-point="0" draw:end-shape="id13" svg:d="M20102 7096l-1195-2034" svg:viewBox="0 0 1196 2035">
          <text:p/>
        </draw:connector>
        <draw:connector draw:style-name="gr23" draw:text-style-name="P2" draw:layer="layout" draw:type="line" svg:x1="19.222cm" svg:y1="2.653cm" svg:x2="25.801cm" svg:y2="5.951cm" draw:start-shape="id1" draw:start-glue-point="1" draw:end-shape="id10" draw:end-glue-point="3" svg:d="M19222 2653l6579 3298" svg:viewBox="0 0 6580 3299">
          <text:p/>
        </draw:connector>
        <draw:connector draw:style-name="gr23" draw:text-style-name="P2" draw:layer="layout" draw:type="line" svg:x1="9.763cm" svg:y1="7.703cm" svg:x2="11.528cm" svg:y2="4.417cm" draw:start-shape="id12" draw:end-shape="id4" draw:end-glue-point="2" svg:d="M9763 7703l1765-3286" svg:viewBox="0 0 1766 32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30T03:12:44.449149565</meta:creation-date>
    <dc:date>2018-10-01T15:53:11.918575544</dc:date>
    <meta:editing-duration>PT10H42M32S</meta:editing-duration>
    <meta:editing-cycles>7</meta:editing-cycles>
    <meta:generator>LibreOffice/5.2.7.2$Linux_X86_64 LibreOffice_project/20m0$Build-2</meta:generator>
    <meta:print-date>2018-10-01T15:53:37.275594938</meta:print-date>
    <meta:document-statistic meta:object-count="77"/>
  </office:meta>
</office:document-meta>
</file>